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text-align="start" style:justify-single-word="false"/>
      <style:text-properties fo:color="#ff0000"/>
    </style:style>
    <style:style style:name="P7" style:family="paragraph" style:parent-style-name="Table_20_Contents">
      <style:paragraph-properties fo:text-align="center" style:justify-single-word="false"/>
      <style:text-properties fo:color="#ff0000"/>
    </style:style>
    <style:style style:name="P8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DISEASES HISTORY</text:p>
            <text:p text:style-name="Table_20_Contents"/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atient <text:span text:style-name="T4">:</text:span><text:span text:style-name="T4"><text:placeholder text:placeholder-type="text">&lt;patient.name.lastname&gt;</text:placeholder></text:span><text:span text:style-name="T4">, </text:span><text:span text:style-name="T4"><text:placeholder text:placeholder-type="text">&lt;patient.name.name&gt;</text:placeholder></text:span><text:span text:style-name="T4"> </text:span></text:p>
          </table:table-cell>
          <table:table-cell table:style-name="Tabla1.A2" office:value-type="string">
            <text:p text:style-name="P1"><text:span text:style-name="T1">ID</text:span> <text:span text:style-name="T1">:</text:span><text:span text:style-name="T2"><text:placeholder text:placeholder-type="text">&lt;patient.identification_code&gt;</text:placeholder></text:span></text:p>
          </table:table-cell>
          <table:table-cell table:style-name="Tabla1.C2" office:value-type="string">
            <text:p text:style-name="P1"><text:placeholder text:placeholder-type="text">&lt;if test="patient.sex == 'f'"&gt;</text:placeholder></text:p>
            <text:p text:style-name="P3">Female</text:p>
            <text:p text:style-name="P1"><text:placeholder text:placeholder-type="text">&lt;/if&gt;</text:placeholder></text:p>
            <text:p text:style-name="P1"><text:placeholder text:placeholder-type="text">&lt;if test="patient.sex == 'm'"&gt;</text:placeholder></text:p>
            <text:p text:style-name="P3">Male</text:p>
            <text:p text:style-name="P1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"><text:span text:style-name="T1">Print </text:span><text:span text:style-name="T1">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1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Important Information about the patient diseases, allergies and procedures</text:p>
            <text:p text:style-name="P4"><text:placeholder text:placeholder-type="text">&lt;patient.critical_info&gt;</text:placeholder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9">Disease</text:p>
          </table:table-cell>
          <table:table-cell table:style-name="Tabla2.A1" office:value-type="string">
            <text:p text:style-name="P9">Severity</text:p>
          </table:table-cell>
          <table:table-cell table:style-name="Tabla2.A1" office:value-type="string">
            <text:p text:style-name="P9">Status</text:p>
          </table:table-cell>
          <table:table-cell table:style-name="Tabla2.A1" office:value-type="string">
            <text:p text:style-name="P9">Active</text:p>
          </table:table-cell>
          <table:table-cell table:style-name="Tabla2.A1" office:value-type="string">
            <text:p text:style-name="P9">Infectious</text:p>
          </table:table-cell>
          <table:table-cell table:style-name="Tabla2.A1" office:value-type="string">
            <text:p text:style-name="P9">Diagnosed</text:p>
          </table:table-cell>
          <table:table-cell table:style-name="Tabla2.A1" office:value-type="string">
            <text:p text:style-name="P9">Remarks</text:p>
          </table:table-cell>
        </table:table-row>
      </table:table>
      <text:p text:style-name="Standard"><text:placeholder text:placeholder-type="text">&lt;for each="disease in 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9"><text:placeholder text:placeholder-type="text">&lt;disease.pathology.name or ''&gt;</text:placeholder></text:p>
          </table:table-cell>
          <table:table-cell table:style-name="Tabla6.A1" office:value-type="string">
            <text:p text:style-name="P1"><text:placeholder text:placeholder-type="text">&lt;if test="disease.disease_severity=='1_mi'"&gt;</text:placeholder></text:p>
            <text:p text:style-name="P5">mild</text:p>
            <text:p text:style-name="P3"><text:placeholder text:placeholder-type="text">&lt;/if&gt;</text:placeholder></text:p>
            <text:p text:style-name="P1"><text:placeholder text:placeholder-type="text">&lt;if test="disease.disease_severity=='2_mo'"&gt;</text:placeholder></text:p>
            <text:p text:style-name="P5">moderate</text:p>
            <text:p text:style-name="P3"><text:placeholder text:placeholder-type="text">&lt;/if&gt;</text:placeholder></text:p>
            <text:p text:style-name="P1"><text:placeholder text:placeholder-type="text">&lt;if test="disease.disease_severity=='3_sv'"&gt;</text:placeholder></text:p>
            <text:p text:style-name="P7">severe</text:p>
            <text:p text:style-name="P6"><text:placeholder text:placeholder-type="text">&lt;/if&gt;</text:placeholder></text:p>
          </table:table-cell>
          <table:table-cell table:style-name="Tabla6.A1" office:value-type="string">
            <text:p text:style-name="P1"><text:placeholder text:placeholder-type="text">&lt;if test="disease.status=='c'"&gt;</text:placeholder></text:p>
            <text:p text:style-name="P5">chronic</text:p>
            <text:p text:style-name="P6"><text:placeholder text:placeholder-type="text">&lt;/if&gt;</text:placeholder></text:p>
            <text:p text:style-name="P1"><text:placeholder text:placeholder-type="text">&lt;if test="disease.status=='u'"&gt;</text:placeholder></text:p>
            <text:p text:style-name="P5">unchanged</text:p>
            <text:p text:style-name="P6"><text:placeholder text:placeholder-type="text">&lt;/if&gt;</text:placeholder></text:p>
            <text:p text:style-name="P1"><text:placeholder text:placeholder-type="text">&lt;if test="disease.status=='h'"&gt;</text:placeholder></text:p>
            <text:p text:style-name="P5">healed</text:p>
            <text:p text:style-name="P6"><text:placeholder text:placeholder-type="text">&lt;/if&gt;</text:placeholder></text:p>
            <text:p text:style-name="P1"><text:placeholder text:placeholder-type="text">&lt;if test="disease.status=='w'"&gt;</text:placeholder></text:p>
            <text:p text:style-name="P7">worsening</text:p>
            <text:p text:style-name="P6"><text:placeholder text:placeholder-type="text">&lt;/if&gt;</text:placeholder></text:p>
            <text:p text:style-name="P1"><text:placeholder text:placeholder-type="text">&lt;if test="disease.status=='i'"&gt;</text:placeholder></text:p>
            <text:p text:style-name="P5">improving</text:p>
            <text:p text:style-name="P6"><text:placeholder text:placeholder-type="text">&lt;/if&gt;</text:placeholder></text:p>
          </table:table-cell>
          <table:table-cell table:style-name="Tabla6.A1" office:value-type="string">
            <text:p text:style-name="P1"><text:placeholder text:placeholder-type="text">&lt;if test="disease.is_active"&gt;</text:placeholder></text:p>
            <text:p text:style-name="P5">*</text:p>
            <text:p text:style-name="P1"><text:placeholder text:placeholder-type="text">&lt;/if&gt;</text:placeholder></text:p>
          </table:table-cell>
          <table:table-cell table:style-name="Tabla6.A1" office:value-type="string">
            <text:p text:style-name="P1"><text:placeholder text:placeholder-type="text">&lt;if test="disease.is_infectious"&gt;</text:placeholder></text:p>
            <text:p text:style-name="P7">*</text:p>
            <text:p text:style-name="P6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Lang(disease.diagnosed_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1-11-25T08:18:38</dc:date>
    <meta:editing-duration>P2DT1H26M47S</meta:editing-duration>
    <meta:editing-cycles>61</meta:editing-cycles>
    <meta:generator>LibreOffice/3.4$Linux LibreOffice_project/340m1$Build-302</meta:generator>
    <meta:document-statistic meta:table-count="4" meta:image-count="0" meta:object-count="0" meta:page-count="1" meta:paragraph-count="59" meta:word-count="105" meta:character-count="1178" meta:non-whitespace-character-count="1131"/>
  </office:meta>
</office:document-meta>
</file>